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96.34mm"/>
    </style:style>
    <style:style style:name="co4" style:family="table-column">
      <style:table-column-properties fo:break-before="auto" style:column-width="164.5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eldoSemestralViejo(S,T,VT) :- salarioBasicoViejo(S,SV), bonificacionViejo(SV,BV),primaViejo(SV,T,PS), VT is SV+BV+PS.</text:p>
          </table:table-cell>
          <table:table-cell office:value-type="string" calcext:value-type="string">
            <text:p>Regla para sueldo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5, '&quot;&amp;[.C2]&amp;&quot;', '&quot;&amp;[.D2]&amp;&quot;' , 1);&quot;" office:value-type="string" office:string-value="INSERT INTO ruler.predicado(dominio, nombre, descripcion, tipo_predicado) VALUES (5, 'sueldoSemestralViejo(S,T,VT) :- salarioBasicoViejo(S,SV), bonificacionViejo(SV,BV),primaViejo(SV,T,PS), VT is SV+BV+PS.', 'Regla para sueldo semestral' , 1);" calcext:value-type="string">
            <text:p>INSERT INTO ruler.predicado(dominio, nombre, descripcion, tipo_predicado) VALUES (5, 'sueldoSemestralViejo(S,T,VT) :- salarioBasicoViejo(S,SV), bonificacionViejo(SV,BV),primaViejo(SV,T,PS), VT is SV+BV+PS.', 'Regla para sueldo semestral' , 1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ud(V,S) :- S is V*0.04.</text:p>
          </table:table-cell>
          <table:table-cell office:value-type="string" calcext:value-type="string">
            <text:p>Regla para calcular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sion(V,S) :- S is V*0.04.</text:p>
          </table:table-cell>
          <table:table-cell office:value-type="string" calcext:value-type="string">
            <text:p>Regla para calcular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REgla para novedades fij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porteTope(2017,5928700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porte(2017,153274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Tope(2017,5928700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(2017,140932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ificacionServicios(V,S) :- (V/2 @&lt; 756411 -&gt; S is V*0.50; S is V*0.35).</text:p>
          </table:table-cell>
          <table:table-cell office:value-type="string" calcext:value-type="string">
            <text:p>Regla bonificació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Servicios(S,T,P) :- (T @&gt;= 12 -&gt; P is S;P is S/12).</text:p>
          </table:table-cell>
          <table:table-cell office:value-type="string" calcext:value-type="string">
            <text:p>Regla para prima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Regla para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or_pago(X,V,P):- P is X*V/100.</text:p>
          </table:table-cell>
          <table:table-cell office:value-type="string" calcext:value-type="string">
            <text:p>Regla para novedades porcentuales (calcular valo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 para concepto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debe ser tenido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Viejo(S,C,T,X) :- (C = 1 -&gt; X is (S+S*0.35) *(T/30); X is S * (T /30)).</text:p>
          </table:table-cell>
          <table:table-cell office:value-type="string" calcext:value-type="string">
            <text:p>Regla para hallar salario de docentes viej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quidar(R,P,V,T,C,L):- (R == 1 -&gt; salarioBasicoNuevo(P,V,T,S), L is S;R == 2 -&gt; <text:s/>salarioBasicoViejo(V,C,T,X), L is X; L is 0).</text:p>
          </table:table-cell>
          <table:table-cell office:value-type="string" calcext:value-type="string">
            <text:p>Regla para liquidar docent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Nuevo(P,V,T,S) :- S is (P*V)*(T/30).</text:p>
          </table:table-cell>
          <table:table-cell office:value-type="string" calcext:value-type="string">
            <text:p>Regla para hallar salario de docentes nuev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6,30).</text:p>
          </table:table-cell>
          <table:table-cell office:value-type="string" calcext:value-type="string">
            <text:p>Para el sueldo de vacaciones, nómina 5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ibc(V):- conceptos_ibc(X), sumar_ibc(X,Y), V is Y.</text:p>
          </table:table-cell>
          <table:table-cell office:value-type="string" calcext:value-type="string">
            <text:p>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primaAnt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bonServ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gastosRep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alarioBase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ps(DL,R,V):-dias_liq_doc(R,ND), (DL@&gt;=360 -&gt; V is 30; DL &lt; 90 -&gt; V is 0; V is ((DL*ND) / 360 rnd 0)). </text:p>
          </table:table-cell>
          <table:table-cell office:value-type="string" calcext:value-type="string">
            <text:p>dias a liquidar par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1,30).</text:p>
          </table:table-cell>
          <table:table-cell office:value-type="string" calcext:value-type="string">
            <text:p>Si el docente es 1, es regimen nuevo, se liquidan 30 dí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2,15).</text:p>
          </table:table-cell>
          <table:table-cell office:value-type="string" calcext:value-type="string">
            <text:p>SI el docentes es 2, es regimen antiguo, se liquidan 15 do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bs(N,D,V):- bonificacion_servicio_ps(N,X), V is ((X/12) rnd 0).</text:p>
          </table:table-cell>
          <table:table-cell office:value-type="string" calcext:value-type="string">
            <text:p>Doceava de bonificacion por servicios docen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5,21).</text:p>
          </table:table-cell>
          <table:table-cell office:value-type="string" calcext:value-type="string">
            <text:p>Para la prima de vacaciones, nómina 4, los días a liquidar son 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4,20).</text:p>
          </table:table-cell>
          <table:table-cell office:value-type="string" calcext:value-type="string">
            <text:p>sas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ASD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6,30).</text:p>
          </table:table-cell>
          <table:table-cell office:value-type="string" calcext:value-type="string">
            <text:p>Para la prima de navidad, nómina 6, los días a liquidar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4,15).</text:p>
          </table:table-cell>
          <table:table-cell office:value-type="string" calcext:value-type="string">
            <text:p>dsa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5,34).</text:p>
          </table:table-cell>
          <table:table-cell office:value-type="string" calcext:value-type="string">
            <text:p>dsa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15:30.6708001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6:16:07.762466139</dc:date>
    <dc:creator>Maria Ortiz</dc:creator>
    <meta:editing-duration>PT13M15S</meta:editing-duration>
    <meta:editing-cycles>3</meta:editing-cycles>
    <meta:generator>LibreOffice/5.0.6.2$Linux_X86_64 LibreOffice_project/00$Build-2</meta:generator>
    <meta:document-statistic meta:table-count="1" meta:cell-count="426" meta:object-count="0"/>
  </office:meta>
</office:document-meta>
</file>